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1.7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ff00" style:text-align-source="fix" style:repeat-content="false" fo:border-left="none" fo:border-right="none" fo:border-top="1.76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50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3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3"/>
          <table:table-cell table:style-name="ce42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3"/>
          <table:table-cell table:style-name="ce50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4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4" office:value-type="string" calcext:value-type="string">
            <text:p>OA DICT</text:p>
          </table:table-cell>
          <table:table-cell table:style-name="ce43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4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9" table:number-columns-repeated="4"/>
          <table:table-cell table:style-name="ce39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6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7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8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7"/>
          <table:table-cell table:style-name="ce38"/>
          <table:table-cell table:style-name="ce40"/>
          <table:table-cell table:style-name="ce27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/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6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6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6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7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7"/>
          <table:table-cell table:style-name="ce46"/>
          <table:table-cell table:style-name="ce20"/>
          <table:table-cell table:style-name="ce26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5"/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18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6"/>
          <table:table-cell table:style-name="ce4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6"/>
          <table:table-cell table:style-name="ce40"/>
          <table:table-cell table:style-name="ce29"/>
          <table:table-cell table:style-name="ce29" office:value-type="string" calcext:value-type="string">
            <text:p>N / TBC</text:p>
          </table:table-cell>
          <table:table-cell table:style-name="ce36"/>
          <table:table-cell table:style-name="ce45"/>
          <table:table-cell table:style-name="ce40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9"/>
          <table:table-cell/>
          <table:table-cell table:style-name="ce36" office:value-type="string" calcext:value-type="string">
            <text:p>X</text:p>
          </table:table-cell>
          <table:table-cell table:style-name="ce40"/>
          <table:table-cell table:style-name="ce27"/>
          <table:table-cell table:style-name="ce29"/>
          <table:table-cell table:style-name="ce39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/>
          <table:table-cell table:style-name="ce4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6"/>
          <table:table-cell table:style-name="ce19"/>
          <table:table-cell table:number-columns-repeated="2"/>
          <table:table-cell table:style-name="ce36"/>
          <table:table-cell table:style-name="ce47"/>
          <table:table-cell table:style-name="ce40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9"/>
          <table:table-cell table:style-name="ce39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7"/>
          <table:table-cell table:style-name="ce20"/>
          <table:table-cell table:style-name="ce26" table:number-columns-repeated="2"/>
          <table:table-cell table:style-name="ce37"/>
          <table:table-cell table:style-name="ce46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TBD</text:p>
          </table:table-cell>
          <table:table-cell table:style-name="ce35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18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BD</text:p>
          </table:table-cell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30"/>
          <table:table-cell table:style-name="ce37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7"/>
          <table:table-cell table:style-name="ce46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7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9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47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0"/>
          <table:table-cell table:style-name="ce2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41"/>
          <table:table-cell table:style-name="ce48"/>
          <table:table-cell table:style-name="ce20"/>
          <table:table-cell table:style-name="ce26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6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0"/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6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6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7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5"/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18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6"/>
          <table:table-cell table:style-name="ce19" office:value-type="string" calcext:value-type="string">
            <text:p>X Rename ?</text:p>
          </table:table-cell>
          <table:table-cell/>
          <table:table-cell office:value-type="string" calcext:value-type="string">
            <text:p>X Rename ?</text:p>
          </table:table-cell>
          <table:table-cell table:style-name="ce36" office:value-type="string" calcext:value-type="string">
            <text:p>X Rename ?</text:p>
          </table:table-cell>
          <table:table-cell table:style-name="ce47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9"/>
          <table:table-cell table:style-name="ce39"/>
          <table:table-cell table:style-name="ce40"/>
          <table:table-cell table:style-name="ce29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9"/>
          <table:table-cell table:style-name="ce39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7"/>
          <table:table-cell table:style-name="ce20"/>
          <table:table-cell table:style-name="ce26" table:number-columns-repeated="2"/>
          <table:table-cell table:style-name="ce37"/>
          <table:table-cell table:style-name="ce46"/>
          <table:table-cell table:style-name="ce20"/>
          <table:table-cell table:style-name="ce26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5"/>
          <table:table-cell table:style-name="ce35"/>
          <table:table-cell table:style-name="ce18"/>
          <table:table-cell table:style-name="ce25" table:number-columns-repeated="2"/>
          <table:table-cell table:style-name="ce35"/>
          <table:table-cell table:style-name="ce44"/>
          <table:table-cell table:style-name="ce18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6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6"/>
          <table:table-cell table:style-name="ce19"/>
          <table:table-cell table:number-columns-repeated="2"/>
          <table:table-cell table:style-name="ce36"/>
          <table:table-cell table:style-name="ce45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7"/>
          <table:table-cell table:style-name="ce20"/>
          <table:table-cell table:style-name="ce26" table:number-columns-repeated="2"/>
          <table:table-cell table:style-name="ce37"/>
          <table:table-cell table:style-name="ce46"/>
          <table:table-cell table:style-name="ce20"/>
          <table:table-cell table:style-name="ce26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2"/>
          <table:table-cell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9"/>
          <table:table-cell table:style-name="ce18"/>
          <table:table-cell table:style-name="ce25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7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7"/>
          <table:table-cell table:style-name="ce19"/>
          <table:table-cell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0"/>
          <table:table-cell table:style-name="ce2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8"/>
          <table:table-cell table:style-name="ce20"/>
          <table:table-cell table:style-name="ce26" table:number-columns-repeated="4"/>
          <table:table-cell table:style-name="ce37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21:41:03.282820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11" meta:object-count="0"/>
  </office:meta>
</office:document-meta>
</file>